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35b0"/>
    </style:style>
    <style:style style:name="P2" style:family="paragraph" style:parent-style-name="Standard">
      <style:text-properties fo:font-weight="bold" officeooo:paragraph-rsid="000035b0" style:font-weight-asian="bold" style:font-weight-complex="bold"/>
    </style:style>
    <style:style style:name="P3" style:family="paragraph" style:parent-style-name="Standard">
      <style:text-properties fo:font-weight="bold" officeooo:paragraph-rsid="00014896" style:font-weight-asian="bold" style:font-weight-complex="bold"/>
    </style:style>
    <style:style style:name="P4" style:family="paragraph" style:parent-style-name="Standard">
      <style:text-properties fo:font-weight="bold" officeooo:paragraph-rsid="00020ed0" style:font-weight-asian="bold" style:font-weight-complex="bold"/>
    </style:style>
    <style:style style:name="P5" style:family="paragraph" style:parent-style-name="Standard">
      <style:text-properties fo:font-weight="bold" officeooo:paragraph-rsid="0002943e" style:font-weight-asian="bold" style:font-weight-complex="bold"/>
    </style:style>
    <style:style style:name="P6" style:family="paragraph" style:parent-style-name="Standard">
      <style:text-properties fo:font-weight="bold" officeooo:paragraph-rsid="0003987e" style:font-weight-asian="bold" style:font-weight-complex="bold"/>
    </style:style>
    <style:style style:name="P7" style:family="paragraph" style:parent-style-name="Standard">
      <style:text-properties fo:font-weight="normal" officeooo:paragraph-rsid="0002943e" style:font-weight-asian="normal" style:font-weight-complex="normal"/>
    </style:style>
    <style:style style:name="T1" style:family="text">
      <style:text-properties officeooo:rsid="000035b0"/>
    </style:style>
    <style:style style:name="T2" style:family="text">
      <style:text-properties fo:font-weight="normal" officeooo:rsid="000035b0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0035b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14896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020ed0" style:font-weight-asian="normal" style:font-weight-complex="normal"/>
    </style:style>
    <style:style style:name="T6" style:family="text">
      <style:text-properties style:text-underline-style="none" fo:font-weight="normal" officeooo:rsid="000035b0" style:font-weight-asian="normal" style:font-weight-complex="normal"/>
    </style:style>
    <style:style style:name="T7" style:family="text">
      <style:text-properties style:text-underline-style="none" fo:font-weight="normal" officeooo:rsid="00014896" style:font-weight-asian="normal" style:font-weight-complex="normal"/>
    </style:style>
    <style:style style:name="T8" style:family="text">
      <style:text-properties style:text-underline-style="none" fo:font-weight="normal" officeooo:rsid="00020ed0" style:font-weight-asian="normal" style:font-weight-complex="normal"/>
    </style:style>
    <style:style style:name="T9" style:family="text">
      <style:text-properties style:text-underline-style="none" fo:font-weight="normal" officeooo:rsid="0003987e" style:font-weight-asian="normal" style:font-weight-complex="normal"/>
    </style:style>
    <style:style style:name="T10" style:family="text">
      <style:text-properties style:text-underline-style="none" fo:font-weight="normal" officeooo:rsid="00058fa2" style:font-weight-asian="normal" style:font-weight-complex="normal"/>
    </style:style>
    <style:style style:name="T11" style:family="text">
      <style:text-properties style:text-underline-style="none" officeooo:rsid="000035b0"/>
    </style:style>
    <style:style style:name="T12" style:family="text">
      <style:text-properties style:text-underline-style="none" officeooo:rsid="00020ed0"/>
    </style:style>
    <style:style style:name="T13" style:family="text">
      <style:text-properties style:text-underline-style="none" officeooo:rsid="0002943e"/>
    </style:style>
    <style:style style:name="T14" style:family="text">
      <style:text-properties style:text-underline-style="none" officeooo:rsid="000398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iranda Koubi</text:span></text:p>
      <text:p text:style-name="P1"><text:span text:style-name="T1">mrk3865</text:span></text:p>
      <text:p text:style-name="P1"><text:span text:style-name="T1">CMPS 450</text:span></text:p>
      <text:p text:style-name="P1"><text:span text:style-name="T1">Scheme Assignment</text:span></text:p>
      <text:p text:style-name="P1"><text:span text:style-name="T1">Submitted October 30,2014</text:span></text:p>
      <text:p text:style-name="P1"><text:span text:style-name="T1"/></text:p>
      <text:p text:style-name="P2"><text:span text:style-name="T1">I. Requirements Documentation</text:span></text:p>
      <text:p text:style-name="P2"><text:span text:style-name="T2"><text:tab/>1. </text:span><text:span text:style-name="T1">Description of the problem</text:span></text:p>
      <text:p text:style-name="P2"><text:span text:style-name="T1"><text:tab/><text:tab/></text:span><text:span text:style-name="T3">Name:</text:span><text:span text:style-name="T6"> Scheme Meta-circular interpreter</text:span></text:p>
      <text:p text:style-name="P2"><text:span text:style-name="T6"><text:tab/><text:tab/></text:span><text:span text:style-name="T3">Problem Statement:</text:span><text:span text:style-name="T6"> Complete a meta-circular interpreter for Scheme written in Scheme </text:span></text:p>
      <text:p text:style-name="P2"><text:span text:style-name="T6"><text:tab/><text:tab/>by adding code to the given </text:span><text:span text:style-name="T11">exec</text:span><text:span text:style-name="T6"> function and writing the </text:span><text:span text:style-name="T11">expand</text:span><text:span text:style-name="T6"> function that exec </text:span></text:p>
      <text:p text:style-name="P2"><text:span text:style-name="T6"><text:tab/><text:tab/>uses to turn derived expression into core expressions.</text:span></text:p>
      <text:p text:style-name="P2"><text:span text:style-name="T6"/></text:p>
      <text:p text:style-name="P2"><text:span text:style-name="T6"><text:tab/><text:tab/></text:span><text:span text:style-name="T3">Problem Specification:</text:span><text:span text:style-name="T6"> A meta-circular interpreter for Scheme is an interpreter for <text:tab/><text:tab/><text:tab/>Scheme written in Scheme. The following code, adapted from R. Kent Dybvig's book <text:tab/><text:tab/><text:tab/>"The Scheme Programming Language", is a partial meta-circular interpreter for Scheme. </text:span></text:p>
      <text:p text:style-name="P2"><text:span text:style-name="T6"><text:tab/><text:tab/>This interpreter clearly shows how compact the language is. In Scheme, the derived <text:tab/><text:tab/><text:tab/>expressions of the language are traditionally expanded into their equivalent core <text:tab/><text:tab/><text:tab/><text:tab/>expressions prior to interpretation. The interpreter, listed below, utilizes the function <text:tab/><text:tab/><text:tab/>"expand" to translate the derived expressions in Scheme into the primitive expressions as <text:tab/><text:tab/>defined in section 7.3 of the 4th revised report on the language. However, "expand" is <text:tab/><text:tab/><text:tab/>not part of the language definition and hence, not implemented in all scheme <text:tab/><text:tab/><text:tab/><text:tab/>interpreters. Your task is to implement "expand". "expand" should take any legal scheme <text:tab/><text:tab/>expression and return that expression, unaltered, if it consists of only the primitive core <text:tab/><text:tab/><text:tab/>expressions or return the equivalent primitive core expressions if the input expression <text:tab/><text:tab/><text:tab/>contains any of the derived expressions: cond, case, and, or, let, let*, letrec. For this <text:tab/><text:tab/><text:tab/>assignment, ignore the derivative for cond which uses the recipient.</text:span></text:p>
      <text:p text:style-name="P2"><text:span text:style-name="T6"/></text:p>
      <text:p text:style-name="P2"><text:span text:style-name="T6"><text:tab/><text:tab/>You will also need to provide definitions for the functions lookup, assign, </text:span></text:p>
      <text:p text:style-name="P2"><text:span text:style-name="T6"><text:tab/><text:tab/>and new-env to complete the implementation of the environment within the interpreter. </text:span></text:p>
      <text:p text:style-name="P2"><text:span text:style-name="T6"><text:tab/><text:tab/>The top level support functions are provided with a sample top level environment.</text:span></text:p>
      <text:p text:style-name="P2"><text:span text:style-name="T6"/></text:p>
      <text:p text:style-name="P2"><text:span text:style-name="T11">II. Design Documentation</text:span></text:p>
      <text:p text:style-name="P2"><text:span text:style-name="T6"><text:tab/>1.</text:span><text:span text:style-name="T11"> Information About the Functions</text:span></text:p>
      <text:p text:style-name="P2"><text:span text:style-name="T11"><text:tab/><text:tab/></text:span><text:span text:style-name="T3">Name:</text:span><text:span text:style-name="T6"> top-level-value</text:span></text:p>
      <text:p text:style-name="P2"><text:span text:style-name="T6"><text:tab/><text:tab/></text:span><text:span text:style-name="T3">Description:</text:span><text:span text:style-name="T6"> Takes in an id and searches for it in the top-level-env. If the id is found, the <text:tab/><text:tab/><text:tab/>value of it is returned. If the id is not found, id is returned and causes an error.</text:span></text:p>
      <text:p text:style-name="P2"><text:span text:style-name="T6"/></text:p>
      <text:p text:style-name="P2"><text:span text:style-name="T6"><text:tab/><text:tab/></text:span><text:span text:style-name="T3">Name:</text:span><text:span text:style-name="T6"> set-top-level-value!</text:span></text:p>
      <text:p text:style-name="P2"><text:span text:style-name="T6"><text:tab/><text:tab/></text:span><text:span text:style-name="T3">Description:</text:span><text:span text:style-name="T6"> Takes in an id and a val, then searches the top-level-env for the id. If the id <text:tab/><text:tab/><text:tab/>is null, it is returned and an error is given. If it is not null, the id and val are added to the</text:span></text:p>
      <text:p text:style-name="P2"><text:span text:style-name="T6"><text:tab/><text:tab/>top-level-env as a pair.</text:span></text:p>
      <text:p text:style-name="P2"><text:span text:style-name="T6"/></text:p>
      <text:p text:style-name="P2"><text:span text:style-name="T6"><text:tab/><text:tab/></text:span><text:span text:style-name="T4">Name:</text:span><text:span text:style-name="T7"> new-env</text:span></text:p>
      <text:p text:style-name="P3"><text:span text:style-name="T7"><text:tab/><text:tab/></text:span><text:span text:style-name="T4">Description:</text:span><text:span text:style-name="T7"> Takes in a list of ids, a list of values, and an environment. As long as the list <text:tab/><text:tab/>of ids is not empty, then the first id and the first value will be paired together and then</text:span></text:p>
      <text:p text:style-name="P3"><text:span text:style-name="T7"><text:tab/><text:tab/>added to the environment. Then the function is called on the rest of both lists until they</text:span></text:p>
      <text:p text:style-name="P3"><text:soft-page-break/><text:span text:style-name="T7"><text:tab/><text:tab/>are both empty. (This is all done under the assumption that idl and vals will always be</text:span></text:p>
      <text:p text:style-name="P3"><text:span text:style-name="T7"><text:tab/><text:tab/>the same length).</text:span></text:p>
      <text:p text:style-name="P3"><text:span text:style-name="T7"/></text:p>
      <text:p text:style-name="P3"><text:span text:style-name="T7"><text:tab/><text:tab/></text:span><text:span text:style-name="T4">Name:</text:span><text:span text:style-name="T7"> lookup</text:span></text:p>
      <text:p text:style-name="P3"><text:span text:style-name="T7"><text:tab/><text:tab/></text:span><text:span text:style-name="T4">Description:</text:span><text:span text:style-name="T7"> Takes in an id and an environemnt, then scans through the environment to <text:tab/><text:tab/><text:tab/>see if the id is in it. If the id is in the env, then the value of it (or the second element of <text:tab/><text:tab/><text:tab/>the pair) is returned. If the id is not found in the env, then the value of the id that is in the </text:span></text:p>
      <text:p text:style-name="P3"><text:span text:style-name="T7"><text:tab/><text:tab/>top-level-env is returned.</text:span></text:p>
      <text:p text:style-name="P3"><text:span text:style-name="T7"/></text:p>
      <text:p text:style-name="P3"><text:span text:style-name="T7"><text:tab/><text:tab/></text:span><text:span text:style-name="T4">Name:</text:span><text:span text:style-name="T7"> assign </text:span></text:p>
      <text:p text:style-name="P3"><text:span text:style-name="T7"><text:tab/><text:tab/></text:span><text:span text:style-name="T4">Description:</text:span><text:span text:style-name="T7"> Takes in an id, a value, and an environment and scans the environment for <text:tab/><text:tab/><text:tab/>the id. If the is id is found, then the value that was passed into the function is set as the <text:tab/><text:tab/><text:tab/>value of id. If the id is not found, then the id and value passed in are added to top-level-<text:tab/><text:tab/><text:tab/>env.</text:span></text:p>
      <text:p text:style-name="P2"><text:span text:style-name="T6"/></text:p>
      <text:p text:style-name="P2"><text:span text:style-name="T6"><text:tab/><text:tab/></text:span><text:span text:style-name="T3">Name:</text:span><text:span text:style-name="T6"> expand</text:span></text:p>
      <text:p text:style-name="P3"><text:span text:style-name="T6"><text:tab/><text:tab/></text:span><text:span text:style-name="T3">Description:</text:span><text:span text:style-name="T6"> </text:span><text:span text:style-name="T7">Expand takes in correct Scheme code and breaks down its derived <text:tab/><text:tab/><text:tab/><text:tab/>expressions into core expressions, thus allowing exec to interpret the code properly. The <text:tab/><text:tab/>first conditionals check to see if the given expression is a symbol, number, or pair. If it is <text:tab/><text:tab/>a symbol or number, the exp is returned, but if it is a pair, the expression needs to be <text:tab/><text:tab/><text:tab/>evaluated further. The first element of the expression is checked to see if it is one of the</text:span></text:p>
      <text:p text:style-name="P3"><text:span text:style-name="T7"><text:tab/><text:tab/>derived expressions.</text:span></text:p>
      <text:p text:style-name="P3"><text:span text:style-name="T7"/></text:p>
      <text:p text:style-name="P3"><text:span text:style-name="T7"><text:tab/></text:span><text:span text:style-name="T8">2. </text:span><text:span text:style-name="T12">Information About the Expansions</text:span></text:p>
      <text:p text:style-name="P3"><text:span text:style-name="T12"><text:tab/><text:tab/></text:span><text:span text:style-name="T5">Name:</text:span><text:span text:style-name="T8"> let</text:span></text:p>
      <text:p text:style-name="P4"><text:span text:style-name="T8"><text:tab/><text:tab/></text:span><text:span text:style-name="T5">Description:</text:span><text:span text:style-name="T8"> If the first element in exp is "let", then this case will happen. It </text:span></text:p>
      <text:p text:style-name="P4"><text:span text:style-name="T8"><text:tab/><text:tab/>simply takes the expression and turns it into the corresponding core expression. Map is <text:tab/><text:tab/><text:tab/>used to separate the vars and inits, and then cons and list is used to place each element in <text:tab/><text:tab/>the correct order to form the lambda. Each element of the expression is also expanded</text:span></text:p>
      <text:p text:style-name="P4"><text:span text:style-name="T8"><text:tab/><text:tab/>to make sure that it does not contain a derived expression inside of it.</text:span></text:p>
      <text:p text:style-name="P4"><text:span text:style-name="T8"/></text:p>
      <text:p text:style-name="P4"><text:span text:style-name="T8"><text:tab/><text:tab/></text:span><text:span text:style-name="T5">Name:</text:span><text:span text:style-name="T8"> let*</text:span></text:p>
      <text:p text:style-name="P4"><text:span text:style-name="T8"><text:tab/><text:tab/></text:span><text:span text:style-name="T5">Description:</text:span><text:span text:style-name="T8"> If the first element of exp is "let*", then this case will check to see</text:span></text:p>
      <text:p text:style-name="P4"><text:span text:style-name="T8"><text:tab/><text:tab/>if the second element of the let* contains pairs or not. If it does then the first variable <text:tab/><text:tab/><text:tab/>and init are taken and put into a let expression and the rest of the variables and inits are <text:tab/><text:tab/><text:tab/>placed in a let* expression followed by the body, which is also in the first let. Then the <text:tab/><text:tab/><text:tab/>let and let* are expanded to make sure they are lambdas, and each part of them</text:span></text:p>
      <text:p text:style-name="P4"><text:span text:style-name="T8"><text:tab/><text:tab/>is expanded as well. If the second element of let* is not a pair, then the let is simply</text:span></text:p>
      <text:p text:style-name="P4"><text:span text:style-name="T8"><text:tab/><text:tab/>turned into a lambda and the rest of the expression stays the same.</text:span></text:p>
      <text:p text:style-name="P4"><text:span text:style-name="T8"/></text:p>
      <text:p text:style-name="P4"><text:span text:style-name="T8"><text:tab/><text:tab/></text:span><text:span text:style-name="T5">Name:</text:span><text:span text:style-name="T8"> and</text:span></text:p>
      <text:p text:style-name="P4"><text:span text:style-name="T8"><text:tab/><text:tab/></text:span><text:span text:style-name="T5">Description:</text:span><text:span text:style-name="T8"> If the first element of exp is "and", then this case will run and</text:span></text:p>
      <text:p text:style-name="P4"><text:span text:style-name="T8"><text:tab/><text:tab/>check to see if an is by itself, with one test, or with multiple tests. If and is by itself, <text:tab/><text:tab/><text:tab/>then #t is returned. If and has one case, then the one case is returned. If and has multiple <text:tab/><text:tab/>cases, then a let is created that makes the value x hold the first test. After that, thunk is <text:tab/><text:tab/><text:tab/>given a lambda that contains and and the rest of the tests. Then an if is created that <text:tab/><text:tab/><text:tab/>evaluates x. If x is true, then thunk is returned, and if x is not true, then x is returned.</text:span></text:p>
      <text:p text:style-name="P3"><text:soft-page-break/><text:span text:style-name="T7"><text:tab/><text:tab/></text:span><text:span text:style-name="T5">Name:</text:span><text:span text:style-name="T8"> or</text:span></text:p>
      <text:p text:style-name="P4"><text:span text:style-name="T8"><text:tab/><text:tab/></text:span><text:span text:style-name="T5">Description:</text:span><text:span text:style-name="T8"> If the first element of exp is "or", then this case will run and</text:span></text:p>
      <text:p text:style-name="P4"><text:span text:style-name="T8"><text:tab/><text:tab/>check to see if an is by itself, with one test, or with multiple tests. If and is by itself, then <text:tab/><text:tab/>#f is returned. If and has one case, then the one case is returned. If and has multiple <text:tab/><text:tab/><text:tab/>cases, then a let is created that makes the value x hold the first test. After that, thunk is <text:tab/><text:tab/><text:tab/>given a lambda that contains and and the rest of the tests. Then an if is created that <text:tab/><text:tab/><text:tab/>evaluates x. If x is true, then x is returned, and if x is not true, then thunk is returned.</text:span></text:p>
      <text:p text:style-name="P4"><text:span text:style-name="T8"/></text:p>
      <text:p text:style-name="P4"><text:span text:style-name="T8"><text:tab/><text:tab/></text:span><text:span text:style-name="T5">Name:</text:span><text:span text:style-name="T8"> cond</text:span></text:p>
      <text:p text:style-name="P4"><text:span text:style-name="T8"><text:tab/><text:tab/></text:span><text:span text:style-name="T5">Description:</text:span><text:span text:style-name="T8"> If the first element of exp is "cond", then this case will check to see if</text:span></text:p>
      <text:p text:style-name="P4"><text:span text:style-name="T8"><text:tab/><text:tab/>cond is by itself, if the second element of the exp contains and else, and if the second <text:tab/><text:tab/><text:tab/>element contains a test and sequence or just a test. If cond is by itself, then an expression <text:tab/><text:tab/>returning an unspecified value is returned. If the second part of cond is an else, then the <text:tab/><text:tab/><text:tab/>word begin is returned with the sequence that was in else. If cond has a test and a <text:tab/><text:tab/><text:tab/>sequence, then an if is returned that checks <text:s/>the test. If if it true, then the word begin <text:tab/><text:tab/><text:tab/>with the sequence is returned. If the test is false, then the word cond with the rest of <text:tab/><text:tab/><text:tab/>conds clauses is returned. Lastly, if cond has a test and no sequence, then an or is <text:tab/><text:tab/><text:tab/>returned that contains the test, and a conditional with all of the clauses. The conds are <text:tab/><text:tab/><text:tab/>ors are also expanded to make sure that they get reduced to lambdas. Also, all of the <text:tab/><text:tab/><text:tab/>elements are expanded as well.</text:span></text:p>
      <text:p text:style-name="P4"><text:span text:style-name="T8"/></text:p>
      <text:p text:style-name="P4"><text:span text:style-name="T8"><text:tab/><text:tab/></text:span><text:span text:style-name="T5">Name:</text:span><text:span text:style-name="T8"> case</text:span></text:p>
      <text:p text:style-name="P4"><text:span text:style-name="T8"><text:tab/><text:tab/></text:span><text:span text:style-name="T5">Description:</text:span><text:span text:style-name="T8"> If the first element of the exp is "case", then this case happens, which</text:span></text:p>
      <text:p text:style-name="P4"><text:span text:style-name="T8"><text:tab/><text:tab/>first checks to see if case has an else and then acts accordingly. If case does have an else <text:tab/><text:tab/>at the end of it, then a let is created that takes the key of the case and then creates thunks <text:tab/><text:tab/>that contain each sequence of case. An elsethunk is also made that takes in a lambda</text:span></text:p>
      <text:p text:style-name="P4"><text:span text:style-name="T8"><text:tab/><text:tab/>and everything in the else part of case. Then a conditional is created that contains all of <text:tab/><text:tab/><text:tab/>the thunks. After that an else is made for the condition containing elsethunk. If case does <text:tab/><text:tab/>not have an else, then a let is created that takes the key of the case and then creates <text:tab/><text:tab/><text:tab/>thunks that contain each sequence of case. Then a conditional is created that contains all <text:tab/><text:tab/>of the thunks. All of the lets and conds and every element of each are also expanded</text:span></text:p>
      <text:p text:style-name="P4"><text:span text:style-name="T8"><text:tab/><text:tab/>to make sure no derived expressions are present when the expression is interpreted.</text:span></text:p>
      <text:p text:style-name="P4"><text:span text:style-name="T8"><text:tab/><text:tab/>!!WARNING!!: What is said above is what this code is supposed to do. Mine is <text:tab/><text:tab/><text:tab/><text:tab/>incomplete and unfortunately only expands if case contains one sequence. Interpreting it <text:tab/><text:tab/>or trying to expand on more than one sequence will fail.</text:span></text:p>
      <text:p text:style-name="P4"><text:span text:style-name="T8"/></text:p>
      <text:p text:style-name="P4"><text:span text:style-name="T8"><text:tab/><text:tab/></text:span><text:span text:style-name="T5">Name:</text:span><text:span text:style-name="T8"> letrec</text:span></text:p>
      <text:p text:style-name="P4"><text:span text:style-name="T8"><text:tab/><text:tab/></text:span><text:span text:style-name="T5">Description:</text:span><text:span text:style-name="T8"> If the first element of the exp is "letrec", the case that should be</text:span></text:p>
      <text:p text:style-name="P4"><text:span text:style-name="T8"><text:tab/><text:tab/>here would happen. The letrec read in would be turned into a let containing the tuples of <text:tab/><text:tab/>each variable followed by an undefined character. In that let expression would be <text:tab/><text:tab/><text:tab/>another let containing tuples of unique temp variables paired with the inits of the <text:tab/><text:tab/><text:tab/>variables. Then a set! would be declared containing all of the unique variables and <text:tab/><text:tab/><text:tab/>temps. After that would be the body of the first let. Both of the lets and every element </text:span></text:p>
      <text:p text:style-name="P4"><text:span text:style-name="T8"><text:tab/><text:tab/>of the expression would be expanded to make fure that no derived <text:s/>expressions when the <text:tab/><text:tab/>expression is interpreted.</text:span></text:p>
      <text:p text:style-name="P3"><text:span text:style-name="T7"/></text:p>
      <text:p text:style-name="P3"><text:span text:style-name="T7"/></text:p>
      <text:p text:style-name="P5"><text:soft-page-break/><text:span text:style-name="T14">III. </text:span><text:span text:style-name="T13">Implementation Documentation</text:span></text:p>
      <text:p text:style-name="P5"><text:span text:style-name="T13"><text:tab/>1. Source Code</text:span></text:p>
      <text:p text:style-name="P5"><text:span text:style-name="T13"/></text:p>
      <text:p text:style-name="P7"><text:span text:style-name="T13">;Name: <text:s text:c="9"/>Miranda Koubi</text:span></text:p>
      <text:p text:style-name="P7"><text:span text:style-name="T13">;CLID: <text:s text:c="9"/>mrk3865</text:span></text:p>
      <text:p text:style-name="P7"><text:span text:style-name="T13">;Class: <text:s text:c="8"/>CMPS 450<text:tab/>Fall 2014</text:span></text:p>
      <text:p text:style-name="P7"><text:span text:style-name="T13">;Due Date: <text:s text:c="5"/>October 30, 2014 at 12:30 pm</text:span></text:p>
      <text:p text:style-name="P7"><text:span text:style-name="T13">;Assignment: <text:s text:c="3"/></text:span></text:p>
      <text:p text:style-name="P7"><text:span text:style-name="T13">;A meta-circular interpreter for Scheme is an interpreter for Scheme written in Scheme.</text:span></text:p>
      <text:p text:style-name="P7"><text:span text:style-name="T13">;The following code, adapted from R. Kent Dybvig's book "The Scheme Programming Language", </text:span></text:p>
      <text:p text:style-name="P7"><text:span text:style-name="T13">;is a partial meta-circular interpreter for Scheme. </text:span></text:p>
      <text:p text:style-name="P7"><text:span text:style-name="T13">;This interpreter clearly shows how compact the language is. In Scheme, </text:span></text:p>
      <text:p text:style-name="P7"><text:span text:style-name="T13">;the derived expressions of the language are traditionally expanded into their </text:span></text:p>
      <text:p text:style-name="P7"><text:span text:style-name="T13">;equivalent core expressions prior to interpretation. The interpreter, listed below, </text:span></text:p>
      <text:p text:style-name="P7"><text:span text:style-name="T13">;utilizes the function "expand" to translate the derived expressions in Scheme into the</text:span></text:p>
      <text:p text:style-name="P7"><text:span text:style-name="T13">;primitive expressions as defined in section 7.3 of the 4th revised report on the language.</text:span></text:p>
      <text:p text:style-name="P7"><text:span text:style-name="T13"/></text:p>
      <text:p text:style-name="P7"><text:span text:style-name="T13">;However, "expand" is not part of the language definition and hence, not implemented in </text:span></text:p>
      <text:p text:style-name="P7"><text:span text:style-name="T13">;all scheme interpreters. Your task is to implement "expand". "expand" should take any </text:span></text:p>
      <text:p text:style-name="P7"><text:span text:style-name="T13">;legal scheme expression and return that expression, unaltered, if it consists of only </text:span></text:p>
      <text:p text:style-name="P7"><text:span text:style-name="T13">;the primitive core expressions or return the equivalent primitive core expressions if </text:span></text:p>
      <text:p text:style-name="P7"><text:span text:style-name="T13">;the input expression contains any of the derived expressions: cond, case, and, or, let, </text:span></text:p>
      <text:p text:style-name="P7"><text:span text:style-name="T13">;let*, letrec. For this assignment, ignore the derivative for cond which uses the recipient.</text:span></text:p>
      <text:p text:style-name="P7"><text:span text:style-name="T13"/></text:p>
      <text:p text:style-name="P7"><text:span text:style-name="T13">;You will also need to provide definitions for the functions lookup, assign, </text:span></text:p>
      <text:p text:style-name="P7"><text:span text:style-name="T13">;and new-env to complete the implementation of the environment within the interpreter. </text:span></text:p>
      <text:p text:style-name="P7"><text:span text:style-name="T13">;The top level support funtions are provided with a sample top level environment.</text:span></text:p>
      <text:p text:style-name="P7"><text:span text:style-name="T13">;;;;;;;;;;;;;;;;;;;;;;;;;;;;;;;;;;;;;;;;;;;;;;;;;;;;;;;;;;;;;;;;;;;;;;;;;;;;;;;;;;;;;;;;;;;</text:span></text:p>
      <text:p text:style-name="P7"><text:span text:style-name="T13"/></text:p>
      <text:p text:style-name="P7"><text:span text:style-name="T13">;;;;;;;;;;;;;;;;;;;;;;;;;;;;;;WRITTEN AND TESTED IN REPLT.IT;;;;;;;;;;;;;;;;;;;;;;;;;;;;;;;</text:span></text:p>
      <text:p text:style-name="P7"><text:span text:style-name="T13"/></text:p>
      <text:p text:style-name="P7"><text:span text:style-name="T13">(define interpret #f)</text:span></text:p>
      <text:p text:style-name="P7"><text:span text:style-name="T13"/></text:p>
      <text:p text:style-name="P7"><text:span text:style-name="T13">(define top-level-env `())</text:span></text:p>
      <text:p text:style-name="P7"><text:span text:style-name="T13"/></text:p>
      <text:p text:style-name="P7"><text:span text:style-name="T13">(define top-level-value </text:span></text:p>
      <text:p text:style-name="P7"><text:span text:style-name="T13"><text:s text:c="14"/>(lambda (id) </text:span></text:p>
      <text:p text:style-name="P7"><text:span text:style-name="T13"><text:s text:c="18"/>(let (( pair (assq id top-level-env)))</text:span></text:p>
      <text:p text:style-name="P7"><text:span text:style-name="T13"><text:s text:c="24"/>(if pair</text:span></text:p>
      <text:p text:style-name="P7"><text:span text:style-name="T13"><text:s text:c="28"/>(cadr pair)</text:span></text:p>
      <text:p text:style-name="P7"><text:span text:style-name="T13"><text:s text:c="28"/>(id)))))</text:span></text:p>
      <text:p text:style-name="P7"><text:span text:style-name="T13"/></text:p>
      <text:p text:style-name="P7"><text:span text:style-name="T13">(define set-top-level-value! </text:span></text:p>
      <text:p text:style-name="P7"><text:span text:style-name="T13"><text:s text:c="14"/>(lambda (id val) </text:span></text:p>
      <text:p text:style-name="P7"><text:span text:style-name="T13"><text:s text:c="18"/>(let (( pair (assq id top-level-env)))</text:span></text:p>
      <text:p text:style-name="P7"><text:span text:style-name="T13"><text:s text:c="24"/>(if (null? pair)</text:span></text:p>
      <text:p text:style-name="P7"><text:span text:style-name="T13"><text:s text:c="28"/>(id)</text:span></text:p>
      <text:p text:style-name="P7"><text:soft-page-break/><text:span text:style-name="T13"><text:s text:c="28"/>(set! top-level-env (cons (list id val) top-level-env))))))</text:span></text:p>
      <text:p text:style-name="P7"><text:span text:style-name="T13"/></text:p>
      <text:p text:style-name="P7"><text:span text:style-name="T13"/></text:p>
      <text:p text:style-name="P7"><text:span text:style-name="T13">(define expand </text:span></text:p>
      <text:p text:style-name="P7"><text:span text:style-name="T13"><text:s text:c="4"/>(lambda (exp)</text:span></text:p>
      <text:p text:style-name="P7"><text:span text:style-name="T13"><text:s text:c="8"/>(cond</text:span></text:p>
      <text:p text:style-name="P7"><text:span text:style-name="T13"><text:s text:c="12"/>((symbol? exp) exp)</text:span></text:p>
      <text:p text:style-name="P7"><text:span text:style-name="T13"><text:s text:c="12"/>((number? exp) exp)</text:span></text:p>
      <text:p text:style-name="P7"><text:span text:style-name="T13"><text:s text:c="12"/>((pair? exp)</text:span></text:p>
      <text:p text:style-name="P7"><text:span text:style-name="T13"><text:s text:c="16"/>(case (car exp)</text:span></text:p>
      <text:p text:style-name="P7"><text:span text:style-name="T13"><text:s text:c="20"/>((let)</text:span></text:p>
      <text:p text:style-name="P7"><text:span text:style-name="T13"><text:s text:c="24"/>(cons (list 'lambda (map expand (map car (cadr exp)))</text:span></text:p>
      <text:p text:style-name="P7"><text:span text:style-name="T13"><text:s text:c="24"/>(expand (caddr exp)))</text:span></text:p>
      <text:p text:style-name="P7"><text:span text:style-name="T13"><text:s text:c="24"/>(map expand (map cadr (cadr exp))))</text:span></text:p>
      <text:p text:style-name="P7"><text:span text:style-name="T13"><text:s text:c="20"/>)</text:span></text:p>
      <text:p text:style-name="P7"><text:span text:style-name="T13"><text:tab/><text:tab/><text:tab/><text:tab/></text:span></text:p>
      <text:p text:style-name="P7"><text:span text:style-name="T13"><text:tab/><text:tab/><text:tab/><text:tab/><text:tab/>((let*)</text:span></text:p>
      <text:p text:style-name="P7"><text:span text:style-name="T13"><text:s text:c="24"/>(if (pair? (cadr exp))</text:span></text:p>
      <text:p text:style-name="P7"><text:span text:style-name="T13"><text:s text:c="28"/>(expand `(let ((,@(expand (caadr exp))))</text:span></text:p>
      <text:p text:style-name="P7"><text:span text:style-name="T13"><text:s text:c="28"/>,(expand `(let* (,@(expand (cdadr exp)))</text:span></text:p>
      <text:p text:style-name="P7"><text:span text:style-name="T13"><text:s text:c="28"/>,(map expand (caddr exp))))))</text:span></text:p>
      <text:p text:style-name="P7"><text:span text:style-name="T13"><text:s text:c="28"/></text:span></text:p>
      <text:p text:style-name="P7"><text:span text:style-name="T13"><text:s text:c="28"/>`((lambda () ,@(cddr exp)))</text:span></text:p>
      <text:p text:style-name="P7"><text:span text:style-name="T13"><text:s text:c="24"/>)</text:span></text:p>
      <text:p text:style-name="P7"><text:span text:style-name="T13"><text:s text:c="20"/>)</text:span></text:p>
      <text:p text:style-name="P7"><text:span text:style-name="T13"/></text:p>
      <text:p text:style-name="P7"><text:span text:style-name="T13"><text:tab/><text:tab/><text:tab/><text:tab/><text:tab/>((and)</text:span></text:p>
      <text:p text:style-name="P7"><text:span text:style-name="T13"><text:s text:c="24"/>(if (null? (cdr exp))</text:span></text:p>
      <text:p text:style-name="P7"><text:span text:style-name="T13"><text:s text:c="28"/>'#t</text:span></text:p>
      <text:p text:style-name="P7"><text:span text:style-name="T13"><text:s text:c="28"/>(if (null? (cddr exp))</text:span></text:p>
      <text:p text:style-name="P7"><text:span text:style-name="T13"><text:s text:c="32"/>(cadr exp)</text:span></text:p>
      <text:p text:style-name="P7"><text:span text:style-name="T13"><text:tab/><text:tab/><text:tab/><text:tab/><text:tab/><text:tab/><text:tab/><text:tab/></text:span></text:p>
      <text:p text:style-name="P7"><text:span text:style-name="T13"><text:s text:c="32"/>(expand `(let ((x ,(expand (cadr exp)))</text:span></text:p>
      <text:p text:style-name="P7"><text:span text:style-name="T13"><text:s text:c="32"/>(thunk ((lambda () </text:span></text:p>
      <text:p text:style-name="P7"><text:span text:style-name="T13"><text:s text:c="32"/>,(expand `(and ,(map expand (caddr exp))))))))</text:span></text:p>
      <text:p text:style-name="P7"><text:span text:style-name="T13"><text:s text:c="32"/>(if x thunk x)))</text:span></text:p>
      <text:p text:style-name="P7"><text:span text:style-name="T13"><text:s text:c="28"/>)</text:span></text:p>
      <text:p text:style-name="P7"><text:span text:style-name="T13"><text:s text:c="24"/>)</text:span></text:p>
      <text:p text:style-name="P7"><text:span text:style-name="T13"><text:s text:c="20"/>)</text:span></text:p>
      <text:p text:style-name="P7"><text:span text:style-name="T13"><text:s text:c="20"/></text:span></text:p>
      <text:p text:style-name="P7"><text:span text:style-name="T13"><text:s text:c="20"/>((or)</text:span></text:p>
      <text:p text:style-name="P7"><text:span text:style-name="T13"><text:s text:c="24"/>(if (null? (cdr exp))</text:span></text:p>
      <text:p text:style-name="P7"><text:span text:style-name="T13"><text:s text:c="28"/>'#f</text:span></text:p>
      <text:p text:style-name="P7"><text:span text:style-name="T13"><text:s text:c="28"/>(if (null? (cddr exp))</text:span></text:p>
      <text:p text:style-name="P7"><text:span text:style-name="T13"><text:s text:c="32"/>(cadr exp)</text:span></text:p>
      <text:p text:style-name="P7"><text:span text:style-name="T13"><text:tab/><text:tab/><text:tab/><text:tab/><text:tab/><text:tab/><text:tab/><text:tab/></text:span></text:p>
      <text:p text:style-name="P7"><text:span text:style-name="T13"><text:s text:c="32"/>(expand `(let ((x ,(expand (cadr exp)))</text:span></text:p>
      <text:p text:style-name="P7"><text:soft-page-break/><text:span text:style-name="T13"><text:s text:c="32"/>(thunk ((lambda () </text:span></text:p>
      <text:p text:style-name="P7"><text:span text:style-name="T13"><text:s text:c="32"/>,(expand `(and ,(map expand (caddr exp))))))))</text:span></text:p>
      <text:p text:style-name="P7"><text:span text:style-name="T13"><text:s text:c="32"/>(if x x thunk)))</text:span></text:p>
      <text:p text:style-name="P7"><text:span text:style-name="T13"><text:s text:c="28"/>)</text:span></text:p>
      <text:p text:style-name="P7"><text:span text:style-name="T13"><text:s text:c="24"/>)</text:span></text:p>
      <text:p text:style-name="P7"><text:span text:style-name="T13"><text:s text:c="20"/>)</text:span></text:p>
      <text:p text:style-name="P7"><text:span text:style-name="T13"><text:tab/><text:tab/><text:tab/><text:tab/><text:tab/></text:span></text:p>
      <text:p text:style-name="P7"><text:span text:style-name="T13"><text:tab/><text:tab/><text:tab/><text:tab/><text:tab/>((cond)</text:span></text:p>
      <text:p text:style-name="P7"><text:span text:style-name="T13"><text:s text:c="24"/>(if (null? (cdr exp))</text:span></text:p>
      <text:p text:style-name="P7"><text:span text:style-name="T13"><text:s text:c="28"/>'unspecified</text:span></text:p>
      <text:p text:style-name="P7"><text:span text:style-name="T13"><text:s text:c="28"/>(if (equal? (caadr exp) 'else)</text:span></text:p>
      <text:p text:style-name="P7"><text:span text:style-name="T13"><text:s text:c="32"/>`(begin ,@(expand (cdadr exp)))</text:span></text:p>
      <text:p text:style-name="P7"><text:span text:style-name="T13"><text:s text:c="32"/>(if (null? (cdadr exp))</text:span></text:p>
      <text:p text:style-name="P7"><text:span text:style-name="T13"><text:s text:c="36"/>(expand `(or ,@(expand (caadr exp)) </text:span></text:p>
      <text:p text:style-name="P7"><text:span text:style-name="T13"><text:s text:c="36"/>,(expand `(cond ,@(map expand (cddr exp))))))</text:span></text:p>
      <text:p text:style-name="P7"><text:span text:style-name="T13"><text:s text:c="36"/></text:span></text:p>
      <text:p text:style-name="P7"><text:span text:style-name="T13"><text:s text:c="36"/>`(if ,(expand (caadr exp)) </text:span></text:p>
      <text:p text:style-name="P7"><text:span text:style-name="T13"><text:s text:c="36"/>(begin ,@(expand (cdadr exp)))</text:span></text:p>
      <text:p text:style-name="P7"><text:span text:style-name="T13"><text:s text:c="36"/>,(expand `(cond ,@(map expand (cddr exp)))))</text:span></text:p>
      <text:p text:style-name="P7"><text:span text:style-name="T13"><text:s text:c="32"/>)</text:span></text:p>
      <text:p text:style-name="P7"><text:span text:style-name="T13"><text:s text:c="28"/>)</text:span></text:p>
      <text:p text:style-name="P7"><text:span text:style-name="T13"><text:s text:c="24"/>)</text:span></text:p>
      <text:p text:style-name="P7"><text:span text:style-name="T13"><text:s text:c="20"/>)</text:span></text:p>
      <text:p text:style-name="P7"><text:span text:style-name="T13"><text:tab/><text:tab/><text:tab/><text:tab/></text:span></text:p>
      <text:p text:style-name="P7"><text:span text:style-name="T13"><text:tab/><text:tab/><text:tab/><text:tab/> <text:s text:c="2"/>((case)</text:span></text:p>
      <text:p text:style-name="P7"><text:span text:style-name="T13"><text:s text:c="24"/>(if (memq 'else (car (reverse exp)))</text:span></text:p>
      <text:p text:style-name="P7"><text:span text:style-name="T13"><text:s text:c="28"/>`(let ((key ,(cadr exp)) </text:span></text:p>
      <text:p text:style-name="P7"><text:span text:style-name="T13"><text:s text:c="32"/>(thunk1 (lambda () ,@(expand(cdaddr exp))))</text:span></text:p>
      <text:p text:style-name="P7"><text:span text:style-name="T13"><text:s text:c="32"/>(elsethunk (lambda () </text:span></text:p>
      <text:p text:style-name="P7"><text:span text:style-name="T13"><text:s text:c="32"/>,@(expand (cdar (reverse exp))))))</text:span></text:p>
      <text:p text:style-name="P7"><text:span text:style-name="T13"><text:s text:c="32"/>(cond (( memv key (quote)(,@(expand (caaddr exp)))) </text:span></text:p>
      <text:p text:style-name="P7"><text:span text:style-name="T13"><text:tab/><text:tab/><text:tab/><text:tab/><text:tab/><text:tab/><text:tab/><text:tab/>(thunk1)) (else (elsethunk))))</text:span></text:p>
      <text:p text:style-name="P7"><text:span text:style-name="T13"><text:s text:c="32"/></text:span></text:p>
      <text:p text:style-name="P7"><text:span text:style-name="T13"><text:s text:c="28"/>`(let ((key ,(cadr exp))</text:span></text:p>
      <text:p text:style-name="P7"><text:span text:style-name="T13"><text:s text:c="32"/>(thunk1 ((lambda () ,@(expand (cdaddr exp))))))</text:span></text:p>
      <text:p text:style-name="P7"><text:span text:style-name="T13"><text:s text:c="32"/>(cond ((memv key (quote)</text:span></text:p>
      <text:p text:style-name="P7"><text:span text:style-name="T13"><text:tab/><text:tab/><text:tab/><text:tab/><text:tab/><text:tab/><text:tab/><text:tab/>(,@(expand (caaddr exp)))) thunk1)))</text:span></text:p>
      <text:p text:style-name="P7"><text:span text:style-name="T13"><text:s text:c="24"/>)</text:span></text:p>
      <text:p text:style-name="P7"><text:span text:style-name="T13"><text:s text:c="20"/>)</text:span></text:p>
      <text:p text:style-name="P7"><text:span text:style-name="T13"><text:tab/><text:tab/><text:tab/><text:tab/><text:tab/></text:span></text:p>
      <text:p text:style-name="P7"><text:span text:style-name="T13"><text:s text:c="16"/>;If the first element of the exp is "letrec", the the case that should be</text:span></text:p>
      <text:p text:style-name="P7"><text:span text:style-name="T13"><text:tab/><text:tab/><text:tab/><text:tab/>;here would happen. The letrec read in would be turned into a let </text:span></text:p>
      <text:p text:style-name="P7"><text:span text:style-name="T13"><text:tab/><text:tab/><text:tab/><text:tab/>;containing the tuples of each variable followed by an undefined character.</text:span></text:p>
      <text:p text:style-name="P7"><text:span text:style-name="T13"><text:tab/><text:tab/><text:tab/><text:tab/>;In that let expression would be another let containing tuples of unique</text:span></text:p>
      <text:p text:style-name="P7"><text:span text:style-name="T13"><text:tab/><text:tab/><text:tab/><text:tab/>;temp variables paired with the inits of the variables. Then a set! would</text:span></text:p>
      <text:p text:style-name="P7"><text:span text:style-name="T13"><text:tab/><text:tab/><text:tab/><text:tab/>;be declared containing all of the unique variables and temps. After that</text:span></text:p>
      <text:p text:style-name="P7"><text:soft-page-break/><text:span text:style-name="T13"><text:tab/><text:tab/><text:tab/><text:tab/>;would be the body of the first let. Both of the lets and every element </text:span></text:p>
      <text:p text:style-name="P7"><text:span text:style-name="T13"><text:tab/><text:tab/><text:tab/><text:tab/>;of the expression would be expanded to make fure that no derived </text:span></text:p>
      <text:p text:style-name="P7"><text:span text:style-name="T13"><text:tab/><text:tab/><text:tab/><text:tab/>;expressions when the expression is interpreted.</text:span></text:p>
      <text:p text:style-name="P7"><text:span text:style-name="T13"><text:tab/><text:tab/><text:tab/><text:tab/></text:span></text:p>
      <text:p text:style-name="P7"><text:span text:style-name="T13"><text:s text:c="16"/>(else (map expand exp))</text:span></text:p>
      <text:p text:style-name="P7"><text:span text:style-name="T13"><text:s text:c="16"/></text:span></text:p>
      <text:p text:style-name="P7"><text:span text:style-name="T13"><text:s text:c="16"/>)</text:span></text:p>
      <text:p text:style-name="P7"><text:span text:style-name="T13"><text:s text:c="12"/>)</text:span></text:p>
      <text:p text:style-name="P7"><text:span text:style-name="T13"><text:s text:c="12"/></text:span></text:p>
      <text:p text:style-name="P7"><text:span text:style-name="T13"><text:s text:c="12"/>(else exp)</text:span></text:p>
      <text:p text:style-name="P7"><text:span text:style-name="T13"><text:s text:c="8"/>)</text:span></text:p>
      <text:p text:style-name="P7"><text:span text:style-name="T13"><text:s text:c="4"/>)</text:span></text:p>
      <text:p text:style-name="P7"><text:span text:style-name="T13">)</text:span></text:p>
      <text:p text:style-name="P7"><text:span text:style-name="T13"/></text:p>
      <text:p text:style-name="P7"><text:span text:style-name="T13">;The following letrec contains functions that are used by exec to complete the </text:span></text:p>
      <text:p text:style-name="P7"><text:span text:style-name="T13">;interpretation of given expressions.</text:span></text:p>
      <text:p text:style-name="P7"><text:span text:style-name="T13"/></text:p>
      <text:p text:style-name="P7"><text:span text:style-name="T13">(letrec</text:span></text:p>
      <text:p text:style-name="P7"><text:span text:style-name="T13"><text:s text:c="3"/>((new-env</text:span></text:p>
      <text:p text:style-name="P7"><text:span text:style-name="T13"><text:s text:c="4"/>(lambda (idl vals env)</text:span></text:p>
      <text:p text:style-name="P7"><text:span text:style-name="T13"><text:s text:c="12"/>(if (null? idl)</text:span></text:p>
      <text:p text:style-name="P7"><text:span text:style-name="T13"><text:s text:c="16"/>env</text:span></text:p>
      <text:p text:style-name="P7"><text:span text:style-name="T13"><text:s text:c="16"/>(cons(list (car idl) (car vals))</text:span></text:p>
      <text:p text:style-name="P7"><text:span text:style-name="T13"><text:tab/><text:tab/><text:tab/> <text:s text:c="7"/>(new-env (cdr idl) (cdr vals) env))</text:span></text:p>
      <text:p text:style-name="P7"><text:span text:style-name="T13"><text:tab/><text:tab/><text:tab/>)</text:span></text:p>
      <text:p text:style-name="P7"><text:span text:style-name="T13"><text:tab/>))</text:span></text:p>
      <text:p text:style-name="P7"><text:span text:style-name="T13"/></text:p>
      <text:p text:style-name="P7"><text:span text:style-name="T13"><text:s text:c="3"/>(lookup</text:span></text:p>
      <text:p text:style-name="P7"><text:span text:style-name="T13"><text:s text:c="4"/>(lambda (id env)</text:span></text:p>
      <text:p text:style-name="P7"><text:span text:style-name="T13"><text:s text:c="8"/>(let (( pair (assq id env)))</text:span></text:p>
      <text:p text:style-name="P7"><text:span text:style-name="T13"><text:s text:c="4"/><text:tab/><text:tab/>(if pair</text:span></text:p>
      <text:p text:style-name="P7"><text:span text:style-name="T13"><text:tab/><text:tab/><text:tab/><text:tab/>(cadr pair)</text:span></text:p>
      <text:p text:style-name="P7"><text:span text:style-name="T13"><text:tab/><text:tab/><text:tab/><text:tab/>(top-level-value id)</text:span></text:p>
      <text:p text:style-name="P7"><text:span text:style-name="T13"><text:tab/><text:tab/><text:tab/>)</text:span></text:p>
      <text:p text:style-name="P7"><text:span text:style-name="T13"><text:tab/><text:tab/>)</text:span></text:p>
      <text:p text:style-name="P7"><text:span text:style-name="T13"><text:tab/>)) <text:s text:c="2"/></text:span></text:p>
      <text:p text:style-name="P7"><text:span text:style-name="T13"><text:s/></text:span></text:p>
      <text:p text:style-name="P7"><text:span text:style-name="T13"><text:s text:c="3"/>(assign</text:span></text:p>
      <text:p text:style-name="P7"><text:span text:style-name="T13"><text:s text:c="4"/>(lambda (id val env)</text:span></text:p>
      <text:p text:style-name="P7"><text:span text:style-name="T13"><text:s text:c="4"/><text:tab/>(let (( pair (assq id env)))</text:span></text:p>
      <text:p text:style-name="P7"><text:span text:style-name="T13"><text:s text:c="4"/><text:tab/><text:tab/>(if pair</text:span></text:p>
      <text:p text:style-name="P7"><text:span text:style-name="T13"><text:tab/><text:tab/><text:tab/><text:tab/>(set-cdr! pair val)</text:span></text:p>
      <text:p text:style-name="P7"><text:span text:style-name="T13"><text:tab/><text:tab/><text:tab/><text:tab/>(set-top-level-value! id val)</text:span></text:p>
      <text:p text:style-name="P7"><text:span text:style-name="T13"><text:tab/><text:tab/><text:tab/>)</text:span></text:p>
      <text:p text:style-name="P7"><text:span text:style-name="T13"><text:tab/><text:tab/>)</text:span></text:p>
      <text:p text:style-name="P7"><text:span text:style-name="T13"><text:tab/>))</text:span></text:p>
      <text:p text:style-name="P7"><text:span text:style-name="T13"/></text:p>
      <text:p text:style-name="P7"><text:soft-page-break/><text:span text:style-name="T13">;Exec is a function that was given and does not need to be documented.</text:span></text:p>
      <text:p text:style-name="P7"><text:span text:style-name="T13"><text:s text:c="3"/>(exec</text:span></text:p>
      <text:p text:style-name="P7"><text:span text:style-name="T13"><text:s text:c="4"/>(lambda (exp env)</text:span></text:p>
      <text:p text:style-name="P7"><text:span text:style-name="T13"><text:s text:c="6"/>(cond</text:span></text:p>
      <text:p text:style-name="P7"><text:span text:style-name="T13"><text:s text:c="11"/>((symbol? exp) (lookup exp env))</text:span></text:p>
      <text:p text:style-name="P7"><text:span text:style-name="T13"><text:s text:c="11"/>((number? exp) (lookup exp env))</text:span></text:p>
      <text:p text:style-name="P7"><text:span text:style-name="T13"><text:s text:c="11"/>((pair? exp) </text:span></text:p>
      <text:p text:style-name="P7"><text:span text:style-name="T13"><text:s text:c="13"/>(case <text:s/>(car exp)</text:span></text:p>
      <text:p text:style-name="P7"><text:span text:style-name="T13"><text:s text:c="19"/>((quote) (cadr exp))</text:span></text:p>
      <text:p text:style-name="P7"><text:span text:style-name="T13"><text:s text:c="19"/>((lambda)</text:span></text:p>
      <text:p text:style-name="P7"><text:span text:style-name="T13"><text:s text:c="26"/>(lambda vals</text:span></text:p>
      <text:p text:style-name="P7"><text:span text:style-name="T13"><text:s text:c="33"/>(exec (cons 'begin (cddr exp))</text:span></text:p>
      <text:p text:style-name="P7"><text:span text:style-name="T13"><text:s text:c="43"/>(new-env (cadr exp) vals env))))</text:span></text:p>
      <text:p text:style-name="P7"><text:span text:style-name="T13"><text:s text:c="19"/>((if) </text:span></text:p>
      <text:p text:style-name="P7"><text:span text:style-name="T13"><text:s text:c="26"/>(if (exec (cadr exp) env)</text:span></text:p>
      <text:p text:style-name="P7"><text:span text:style-name="T13"><text:s text:c="30"/>(exec (caddr exp) env)</text:span></text:p>
      <text:p text:style-name="P7"><text:span text:style-name="T13"><text:s text:c="30"/>(exec (cadddr exp) env)))</text:span></text:p>
      <text:p text:style-name="P7"><text:span text:style-name="T13"><text:s text:c="19"/>((set!)</text:span></text:p>
      <text:p text:style-name="P7"><text:span text:style-name="T13"><text:s text:c="26"/>(assign (cadr exp)</text:span></text:p>
      <text:p text:style-name="P7"><text:span text:style-name="T13"><text:s text:c="38"/>(exec (caddr exp) env)</text:span></text:p>
      <text:p text:style-name="P7"><text:span text:style-name="T13"><text:s text:c="39"/>env))</text:span></text:p>
      <text:p text:style-name="P7"><text:span text:style-name="T13"><text:s text:c="19"/>((begin)</text:span></text:p>
      <text:p text:style-name="P7"><text:span text:style-name="T13"><text:s text:c="26"/>(let loop ((exps (cdr exp)))</text:span></text:p>
      <text:p text:style-name="P7"><text:span text:style-name="T13"><text:s text:c="30"/>(if (null? (cdr exps))</text:span></text:p>
      <text:p text:style-name="P7"><text:span text:style-name="T13"><text:s text:c="34"/>(exec (car exps) env)</text:span></text:p>
      <text:p text:style-name="P7"><text:span text:style-name="T13"><text:s text:c="34"/>(begin</text:span></text:p>
      <text:p text:style-name="P7"><text:span text:style-name="T13"><text:s text:c="39"/>(exec (car exps) env)</text:span></text:p>
      <text:p text:style-name="P7"><text:span text:style-name="T13"><text:s text:c="39"/>(loop (cdr exps))))))</text:span></text:p>
      <text:p text:style-name="P7"><text:span text:style-name="T13"><text:s text:c="19"/>(else</text:span></text:p>
      <text:p text:style-name="P7"><text:span text:style-name="T13"><text:s text:c="26"/>(apply (exec (car exp) env)</text:span></text:p>
      <text:p text:style-name="P7"><text:span text:style-name="T13"><text:s text:c="36"/>(map (lambda (x) <text:s/>(exec x env))</text:span></text:p>
      <text:p text:style-name="P7"><text:span text:style-name="T13"><text:s text:c="45"/>(cdr exp))))))</text:span></text:p>
      <text:p text:style-name="P7"><text:span text:style-name="T13"><text:s text:c="11"/>(else exp)))))</text:span></text:p>
      <text:p text:style-name="P7"><text:span text:style-name="T13"/></text:p>
      <text:p text:style-name="P7"><text:span text:style-name="T13">(set! interpret</text:span></text:p>
      <text:p text:style-name="P7"><text:span text:style-name="T13"><text:s text:c="6"/>(lambda (exp)</text:span></text:p>
      <text:p text:style-name="P7"><text:span text:style-name="T13"><text:s text:c="12"/>(exec (expand exp) '()))))</text:span></text:p>
      <text:p text:style-name="P7"><text:span text:style-name="T13"><text:s text:c="12"/></text:span></text:p>
      <text:p text:style-name="P7"><text:span text:style-name="T13"/></text:p>
      <text:p text:style-name="P7"><text:span text:style-name="T13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<text:span text:style-name="T14">IV. Verification and Validation Documentation</text:span></text:p>
      <text:p text:style-name="P6"><text:span text:style-name="T14"><text:tab/>1. Test Plan</text:span></text:p>
      <text:p text:style-name="P6"><text:span text:style-name="T9"><text:tab/><text:tab/>Because not all cases function correctly, I test my code by not interpreting letrec and <text:tab/><text:tab/>case. I tested case by expanding it with one sequence, but it doesn't not expand correctly with <text:tab/></text:span></text:p>
      <text:p text:style-name="P6"><text:span text:style-name="T9"><text:tab/>multiple sequences. However, all of my other expansions seem to be functioning correctly and </text:span></text:p>
      <text:p text:style-name="P6"><text:span text:style-name="T9"><text:tab/>can be interpreted with multiple cases and with derived expressions nested inside of them.</text:span></text:p>
      <text:p text:style-name="P6"><text:span text:style-name="T9"/></text:p>
      <text:p text:style-name="P6"><text:span text:style-name="T9"><text:tab/></text:span><text:span text:style-name="T14">2. Test Results</text:span></text:p>
      <text:p text:style-name="P6"><text:span text:style-name="T14"><text:tab/><text:tab/></text:span><text:span text:style-name="T9">(interpret `(let ((x 2) (y 3)) (and (&gt; y x) 'greater)))</text:span></text:p>
      <text:p text:style-name="P6"><text:span text:style-name="T9"/></text:p>
      <text:p text:style-name="P6"><text:span text:style-name="T9"><text:tab/><text:tab/>Answer: greater</text:span></text:p>
      <text:p text:style-name="P6"><text:span text:style-name="T9"/></text:p>
      <text:p text:style-name="P6"><text:span text:style-name="T9"><text:tab/></text:span><text:span text:style-name="T14">3. Operating Directions</text:span></text:p>
      <text:p text:style-name="P6"><text:span text:style-name="T9"><text:tab/><text:tab/>1. I used repl.it to test my program. To run the program, put all symbols and numbers</text:span></text:p>
      <text:p text:style-name="P6"><text:span text:style-name="T9"><text:tab/><text:tab/>needed to run the Scheme program into the top-level-env.</text:span></text:p>
      <text:p text:style-name="P6"><text:span text:style-name="T9"><text:tab/><text:tab/>2. Next, at the bottom of the program, outside of all the functions write</text:span></text:p>
      <text:p text:style-name="P6"><text:span text:style-name="T9"><text:s/><text:tab/><text:tab/>“(interpret `( --place Scheme expressio</text:span><text:span text:style-name="T10">n here--</text:span><text:span text:style-name="T9">))” </text:span><text:span text:style-name="T10">And write the Scheme expression you</text:span></text:p>
      <text:p text:style-name="P6"><text:span text:style-name="T10"><text:tab/><text:tab/>want to interpret in the parentheses. </text:span></text:p>
      <text:p text:style-name="P6"><text:span text:style-name="T10"><text:tab/><text:tab/>3. Run the program and it should evaluate the expression giv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08:13:40.12</meta:creation-date>
    <dc:date>2014-10-30T09:57:58.26</dc:date>
    <meta:editing-duration>PT1H13M6S</meta:editing-duration>
    <meta:editing-cycles>2</meta:editing-cycles>
    <meta:generator>LibreOffice/3.6$Windows_x86 LibreOffice_project/2ef5aff-a6fb0ff-166bdff-cf087ad-0f1389</meta:generator>
    <meta:document-statistic meta:table-count="0" meta:image-count="0" meta:object-count="0" meta:page-count="9" meta:paragraph-count="290" meta:word-count="2571" meta:character-count="18476" meta:non-whitespace-character-count="12539"/>
  </office:meta>
</office:document-meta>
</file>